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02cm"/>
    </style:style>
    <style:style style:name="co2" style:family="table-column">
      <style:table-column-properties fo:break-before="auto" style:column-width="2.69cm"/>
    </style:style>
    <style:style style:name="co3" style:family="table-column">
      <style:table-column-properties fo:break-before="auto" style:column-width="3.26cm"/>
    </style:style>
    <style:style style:name="co4" style:family="table-column">
      <style:table-column-properties fo:break-before="auto" style:column-width="1.7cm"/>
    </style:style>
    <style:style style:name="ro1" style:family="table-row">
      <style:table-row-properties style:row-height="2.20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61" table:default-cell-style-name="Default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table:style-name="ce3"/>
          <table:table-cell table:number-columns-repeated="6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; 2</text:p>
          </table:table-cell>
          <table:table-cell table:number-columns-repeated="61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; 2; 6</text:p>
          </table:table-cell>
          <table:table-cell table:number-columns-repeated="6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; 5</text:p>
          </table:table-cell>
          <table:table-cell table:number-columns-repeated="6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; 8</text:p>
          </table:table-cell>
          <table:table-cell table:number-columns-repeated="6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; 10</text:p>
          </table:table-cell>
          <table:table-cell table:number-columns-repeated="6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6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6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61"/>
        </table:table-row>
        <table:table-row table:style-name="ro2" table:number-rows-repeated="104855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Лист1.B2:Лист1.B2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р.</number:text>
    </number:number-style>
    <number:number-style style:name="N111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2" style:volatile="true">
      <number:text> </number:text>
      <number:fill-character> </number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.00.0000</text:date>, <text:time style:data-style-name="N2" text:time-value="21:21:02.336000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P</meta:initial-creator>
    <meta:creation-date>2022-07-26T06:42:39</meta:creation-date>
    <dc:date>2022-09-27T21:21:30.863000000</dc:date>
    <meta:generator>LibreOffice/7.2.1.2$Windows_X86_64 LibreOffice_project/87b77fad49947c1441b67c559c339af8f3517e22</meta:generator>
    <meta:editing-duration>PT4M45S</meta:editing-duration>
    <meta:editing-cycles>3</meta:editing-cycles>
    <meta:document-statistic meta:table-count="1" meta:cell-count="63" meta:object-count="0"/>
    <meta:user-defined meta:name="AppVersion">16.0300</meta:user-defined>
  </office:meta>
</office:document-meta>
</file>